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5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51" table:default-cell-style-name="ce1"/>
        <table:table-row table:style-name="ro1">
          <table:table-cell table:number-columns-repeated="6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table:style-name="ce2" office:value-type="string" calcext:value-type="string">
            <text:p>r_ohm_per_km</text:p>
          </table:table-cell>
          <table:table-cell table:style-name="ce2" office:value-type="string" calcext:value-type="string">
            <text:p>x_ohm_per_km</text:p>
          </table:table-cell>
          <table:table-cell table:style-name="ce2" office:value-type="string" calcext:value-type="string">
            <text:p>c_nf_per_km</text:p>
          </table:table-cell>
          <table:table-cell table:style-name="ce2" office:value-type="string" calcext:value-type="string">
            <text:p>max_i_k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0_ohm_per_km</text:p>
          </table:table-cell>
          <table:table-cell table:style-name="ce2" office:value-type="string" calcext:value-type="string">
            <text:p>x0_ohm_per_km</text:p>
          </table:table-cell>
          <table:table-cell table:style-name="ce2" office:value-type="string" calcext:value-type="string">
            <text:p>phase_sc_current_rating</text:p>
          </table:table-cell>
          <table:table-cell office:value-type="string" calcext:value-type="string">
            <text:p>cpe_sc_current_rating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2" office:value-type="string" calcext:value-type="string">
            <text:p>NAYY 4x5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50 SE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YY 4x12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120 SE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.242" calcext:value-type="float">
            <text:p>0.24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YY 4x15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150 SE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95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95 RM/25 12/20 kV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.252" calcext:value-type="float">
            <text:p>0.25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85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85 RM/25 12/20 kV</text:p>
          </table:table-cell>
          <table:table-cell table:style-name="ce2" office:value-type="float" office:value="0.161" calcext:value-type="float">
            <text:p>0.161</text:p>
          </table:table-cell>
          <table:table-cell table:style-name="ce2" office:value-type="float" office:value="0.117" calcext:value-type="float">
            <text:p>0.11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0.362" calcext:value-type="float">
            <text:p>0.36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24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240 RM/25 12/20 kV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.421" calcext:value-type="float">
            <text:p>0.421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95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95 RM/25 6/10 kV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85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85 RM/25 6/10 kV</text:p>
          </table:table-cell>
          <table:table-cell table:style-name="ce2" office:value-type="float" office:value="0.161" calcext:value-type="float">
            <text:p>0.16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0.358" calcext:value-type="float">
            <text:p>0.35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24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240 RM/25 6/10 kV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0.416" calcext:value-type="float">
            <text:p>0.41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5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50 RM/25 12/20 kV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116" calcext:value-type="float">
            <text:p>0.11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319" calcext:value-type="float">
            <text:p>0.319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2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20 RM/25 12/20 kV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7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70 RM/25 12/20 kV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5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50 RM/25 6/10 kV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2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20 RM/25 6/10 kV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7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70 RM/25 6/10 kV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12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120 RM/35 64/110 kV</text:p>
          </table:table-cell>
          <table:table-cell table:style-name="ce2" office:value-type="float" office:value="0.153" calcext:value-type="float">
            <text:p>0.153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185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185 RM/35 64/110 kV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457" calcext:value-type="float">
            <text:p>0.45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24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240 RM/35 64/110 kV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.526" calcext:value-type="float">
            <text:p>0.52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30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300 RM/35 64/110 kV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44" calcext:value-type="float">
            <text:p>0.14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5-AL1/3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5-AL1/3-ST1A 0.4</text:p>
          </table:table-cell>
          <table:table-cell table:style-name="ce2" office:value-type="float" office:value="1.8769" calcext:value-type="float">
            <text:p>1.876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-AL1/4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-AL1/4-ST1A 0.4</text:p>
          </table:table-cell>
          <table:table-cell table:style-name="ce2" office:value-type="float" office:value="1.2012" calcext:value-type="float">
            <text:p>1.2012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0.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0.4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4-AL1/6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4-AL1/6-ST1A 10.0</text:p>
          </table:table-cell>
          <table:table-cell table:style-name="ce2" office:value-type="float" office:value="0.8342" calcext:value-type="float">
            <text:p>0.834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1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1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1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1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323" calcext:value-type="float">
            <text:p>0.32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1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4-AL1/6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4-AL1/6-ST1A 20.0</text:p>
          </table:table-cell>
          <table:table-cell table:style-name="ce2" office:value-type="float" office:value="0.8342" calcext:value-type="float">
            <text:p>0.8342</text:p>
          </table:table-cell>
          <table:table-cell table:style-name="ce2" office:value-type="float" office:value="0.382" calcext:value-type="float">
            <text:p>0.382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2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2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2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2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344" calcext:value-type="float">
            <text:p>0.34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2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337" calcext:value-type="float">
            <text:p>0.33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84-AL1/30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84-AL1/30-ST1A 20.0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0.535" calcext:value-type="float">
            <text:p>0.5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3-AL1/39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3-AL1/39-ST1A 20.0</text:p>
          </table:table-cell>
          <table:table-cell table:style-name="ce2" office:value-type="float" office:value="0.1188" calcext:value-type="float">
            <text:p>0.118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11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11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11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11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11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84-AL1/30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84-AL1/30-ST1A 110.0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.535" calcext:value-type="float">
            <text:p>0.5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3-AL1/39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3-AL1/39-ST1A 110.0</text:p>
          </table:table-cell>
          <table:table-cell table:style-name="ce2" office:value-type="float" office:value="0.1188" calcext:value-type="float">
            <text:p>0.1188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05-AL1/39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05-AL1/39-ST1A 110.0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11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11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2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22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285" calcext:value-type="float">
            <text:p>0.2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2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22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75" calcext:value-type="float">
            <text:p>0.27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38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38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38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38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53]-[.C53]*2-[.D53]" office:value-type="float" office:value="58.48" calcext:value-type="float">
            <text:p>58.48</text:p>
          </table:table-cell>
          <table:table-cell office:value-type="float" office:value="230" calcext:value-type="float">
            <text:p>230</text:p>
          </table:table-cell>
          <table:table-cell table:formula="of:=&quot;3x&quot; &amp; [.A53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3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formula="of:=[.F53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53]+1.1*138*(1+0.003*20)/(3.14*[.E53]*[.D53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53]*[.D53]/1000;2)" office:value-type="float" office:value="9.11" calcext:value-type="float">
            <text:p>9.11</text:p>
          </table:table-cell>
          <table:table-cell table:number-columns-repeated="4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4]-[.C54]*2-[.D54]" office:value-type="float" office:value="62.16" calcext:value-type="float">
            <text:p>62.16</text:p>
          </table:table-cell>
          <table:table-cell office:value-type="float" office:value="260" calcext:value-type="float">
            <text:p>260</text:p>
          </table:table-cell>
          <table:table-cell table:formula="of:=&quot;3x&quot; &amp; [.A54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4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54]/1000" office:value-type="float" office:value="0.26" calcext:value-type="float">
            <text:p>0.26</text:p>
          </table:table-cell>
          <table:table-cell table:style-name="ce2" office:value-type="string" calcext:value-type="string">
            <text:p>Under Ground</text:p>
          </table:table-cell>
          <table:table-cell table:formula="of:=ROUND([.J54]+1.1*138*(1+0.003*20)/(3.14*[.E54]*[.D54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54]*[.D54]/1000;2)" office:value-type="float" office:value="9.68" calcext:value-type="float">
            <text:p>9.68</text:p>
          </table:table-cell>
          <table:table-cell table:number-columns-repeated="4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5]-[.C55]*2-[.D55]" office:value-type="float" office:value="65.16" calcext:value-type="float">
            <text:p>65.16</text:p>
          </table:table-cell>
          <table:table-cell office:value-type="float" office:value="295" calcext:value-type="float">
            <text:p>295</text:p>
          </table:table-cell>
          <table:table-cell table:formula="of:=&quot;3x&quot; &amp; [.A55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5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[.F55]/1000" office:value-type="float" office:value="0.295" calcext:value-type="float">
            <text:p>0.295</text:p>
          </table:table-cell>
          <table:table-cell table:style-name="ce2" office:value-type="string" calcext:value-type="string">
            <text:p>Under Ground</text:p>
          </table:table-cell>
          <table:table-cell table:formula="of:=ROUND([.J55]+1.1*138*(1+0.003*20)/(3.14*[.E55]*[.D55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55]*[.D55]/1000;2)" office:value-type="float" office:value="10.15" calcext:value-type="float">
            <text:p>10.15</text:p>
          </table:table-cell>
          <table:table-cell table:number-columns-repeated="4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56]-[.C56]*2-[.D56]" office:value-type="float" office:value="68.84" calcext:value-type="float">
            <text:p>68.84</text:p>
          </table:table-cell>
          <table:table-cell office:value-type="float" office:value="335" calcext:value-type="float">
            <text:p>335</text:p>
          </table:table-cell>
          <table:table-cell table:formula="of:=&quot;3x&quot; &amp; [.A56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6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table:formula="of:=[.F56]/1000" office:value-type="float" office:value="0.335" calcext:value-type="float">
            <text:p>0.335</text:p>
          </table:table-cell>
          <table:table-cell table:style-name="ce2" office:value-type="string" calcext:value-type="string">
            <text:p>Under Ground</text:p>
          </table:table-cell>
          <table:table-cell table:formula="of:=ROUND([.J56]+1.1*138*(1+0.003*20)/(3.14*[.E56]*[.D56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56]*[.D56]/1000;2)" office:value-type="float" office:value="10.72" calcext:value-type="float">
            <text:p>10.72</text:p>
          </table:table-cell>
          <table:table-cell table:number-columns-repeated="4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57]-[.C57]*2-[.D57]" office:value-type="float" office:value="74.52" calcext:value-type="float">
            <text:p>74.52</text:p>
          </table:table-cell>
          <table:table-cell office:value-type="float" office:value="395" calcext:value-type="float">
            <text:p>395</text:p>
          </table:table-cell>
          <table:table-cell table:formula="of:=&quot;3x&quot; &amp; [.A57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7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table:formula="of:=[.F57]/1000" office:value-type="float" office:value="0.395" calcext:value-type="float">
            <text:p>0.395</text:p>
          </table:table-cell>
          <table:table-cell table:style-name="ce2" office:value-type="string" calcext:value-type="string">
            <text:p>Under Ground</text:p>
          </table:table-cell>
          <table:table-cell table:formula="of:=ROUND([.J57]+1.1*138*(1+0.003*20)/(3.14*[.E57]*[.D57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57]*[.D57]/1000;2)" office:value-type="float" office:value="11.61" calcext:value-type="float">
            <text:p>11.61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58]-[.C58]*2-[.D58]" office:value-type="float" office:value="78.2" calcext:value-type="float">
            <text:p>78.2</text:p>
          </table:table-cell>
          <table:table-cell office:value-type="float" office:value="450" calcext:value-type="float">
            <text:p>450</text:p>
          </table:table-cell>
          <table:table-cell table:formula="of:=&quot;3x&quot; &amp; [.A58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8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formula="of:=[.F58]/1000" office:value-type="float" office:value="0.45" calcext:value-type="float">
            <text:p>0.45</text:p>
          </table:table-cell>
          <table:table-cell table:style-name="ce2" office:value-type="string" calcext:value-type="string">
            <text:p>Under Ground</text:p>
          </table:table-cell>
          <table:table-cell table:formula="of:=ROUND([.J58]+1.1*138*(1+0.003*20)/(3.14*[.E58]*[.D58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58]*[.D58]/1000;2)" office:value-type="float" office:value="12.18" calcext:value-type="float">
            <text:p>12.18</text:p>
          </table:table-cell>
          <table:table-cell table:number-columns-repeated="4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9]-[.C59]*2-[.D59]" office:value-type="float" office:value="66.16" calcext:value-type="float">
            <text:p>66.16</text:p>
          </table:table-cell>
          <table:table-cell office:value-type="float" office:value="230" calcext:value-type="float">
            <text:p>230</text:p>
          </table:table-cell>
          <table:table-cell table:formula="of:=&quot;3x&quot; &amp; [.A59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9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[.F59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59]+1.1*138*(1+0.003*20)/(3.14*[.E59]*[.D59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59]*[.D59]/1000;2)" office:value-type="float" office:value="10.3" calcext:value-type="float">
            <text:p>10.3</text:p>
          </table:table-cell>
          <table:table-cell table:number-columns-repeated="4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60]-[.C60]*2-[.D60]" office:value-type="float" office:value="68.84" calcext:value-type="float">
            <text:p>68.84</text:p>
          </table:table-cell>
          <table:table-cell office:value-type="float" office:value="265" calcext:value-type="float">
            <text:p>265</text:p>
          </table:table-cell>
          <table:table-cell table:formula="of:=&quot;3x&quot; &amp; [.A60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0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table:formula="of:=[.F60]/1000" office:value-type="float" office:value="0.265" calcext:value-type="float">
            <text:p>0.265</text:p>
          </table:table-cell>
          <table:table-cell table:style-name="ce2" office:value-type="string" calcext:value-type="string">
            <text:p>Under Ground</text:p>
          </table:table-cell>
          <table:table-cell table:formula="of:=ROUND([.J60]+1.1*138*(1+0.003*20)/(3.14*[.E60]*[.D60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60]*[.D60]/1000;2)" office:value-type="float" office:value="10.72" calcext:value-type="float">
            <text:p>10.72</text:p>
          </table:table-cell>
          <table:table-cell table:number-columns-repeated="4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61]-[.C61]*2-[.D61]" office:value-type="float" office:value="71.84" calcext:value-type="float">
            <text:p>71.84</text:p>
          </table:table-cell>
          <table:table-cell office:value-type="float" office:value="300" calcext:value-type="float">
            <text:p>300</text:p>
          </table:table-cell>
          <table:table-cell table:formula="of:=&quot;3x&quot; &amp; [.A61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1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61]/1000" office:value-type="float" office:value="0.3" calcext:value-type="float">
            <text:p>0.3</text:p>
          </table:table-cell>
          <table:table-cell table:style-name="ce2" office:value-type="string" calcext:value-type="string">
            <text:p>Under Ground</text:p>
          </table:table-cell>
          <table:table-cell table:formula="of:=ROUND([.J61]+1.1*138*(1+0.003*20)/(3.14*[.E61]*[.D61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61]*[.D61]/1000;2)" office:value-type="float" office:value="11.19" calcext:value-type="float">
            <text:p>11.19</text:p>
          </table:table-cell>
          <table:table-cell table:number-columns-repeated="4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2]-[.C62]*2-[.D62]" office:value-type="float" office:value="76.52" calcext:value-type="float">
            <text:p>76.52</text:p>
          </table:table-cell>
          <table:table-cell office:value-type="float" office:value="340" calcext:value-type="float">
            <text:p>340</text:p>
          </table:table-cell>
          <table:table-cell table:formula="of:=&quot;3x&quot; &amp; [.A62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2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[.F62]/1000" office:value-type="float" office:value="0.34" calcext:value-type="float">
            <text:p>0.34</text:p>
          </table:table-cell>
          <table:table-cell table:style-name="ce2" office:value-type="string" calcext:value-type="string">
            <text:p>Under Ground</text:p>
          </table:table-cell>
          <table:table-cell table:formula="of:=ROUND([.J62]+1.1*138*(1+0.003*20)/(3.14*[.E62]*[.D62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62]*[.D62]/1000;2)" office:value-type="float" office:value="11.92" calcext:value-type="float">
            <text:p>11.92</text:p>
          </table:table-cell>
          <table:table-cell table:number-columns-repeated="4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3]-[.C63]*2-[.D63]" office:value-type="float" office:value="83.2" calcext:value-type="float">
            <text:p>83.2</text:p>
          </table:table-cell>
          <table:table-cell office:value-type="float" office:value="400" calcext:value-type="float">
            <text:p>400</text:p>
          </table:table-cell>
          <table:table-cell table:formula="of:=&quot;3x&quot; &amp; [.A63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3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table:formula="of:=[.F63]/1000" office:value-type="float" office:value="0.4" calcext:value-type="float">
            <text:p>0.4</text:p>
          </table:table-cell>
          <table:table-cell table:style-name="ce2" office:value-type="string" calcext:value-type="string">
            <text:p>Under Ground</text:p>
          </table:table-cell>
          <table:table-cell table:formula="of:=ROUND([.J63]+1.1*138*(1+0.003*20)/(3.14*[.E63]*[.D63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63]*[.D63]/1000;2)" office:value-type="float" office:value="12.96" calcext:value-type="float">
            <text:p>12.96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4]-[.C64]*2-[.D64]" office:value-type="float" office:value="86.2" calcext:value-type="float">
            <text:p>86.2</text:p>
          </table:table-cell>
          <table:table-cell office:value-type="float" office:value="455" calcext:value-type="float">
            <text:p>455</text:p>
          </table:table-cell>
          <table:table-cell table:formula="of:=&quot;3x&quot; &amp; [.A64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4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F64]/1000" office:value-type="float" office:value="0.455" calcext:value-type="float">
            <text:p>0.455</text:p>
          </table:table-cell>
          <table:table-cell table:style-name="ce2" office:value-type="string" calcext:value-type="string">
            <text:p>Under Ground</text:p>
          </table:table-cell>
          <table:table-cell table:formula="of:=ROUND([.J64]+1.1*138*(1+0.003*20)/(3.14*[.E64]*[.D64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64]*[.D64]/1000;2)" office:value-type="float" office:value="13.43" calcext:value-type="float">
            <text:p>13.43</text:p>
          </table:table-cell>
          <table:table-cell table:number-columns-repeated="4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5]-[.C65]*2-[.D65]" office:value-type="float" office:value="79.52" calcext:value-type="float">
            <text:p>79.52</text:p>
          </table:table-cell>
          <table:table-cell office:value-type="float" office:value="230" calcext:value-type="float">
            <text:p>230</text:p>
          </table:table-cell>
          <table:table-cell table:formula="of:=&quot;3x&quot; &amp; [.A65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5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formula="of:=[.F65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65]+1.1*138*(1+0.003*20)/(3.14*[.E65]*[.D65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65]*[.D65]/1000;2)" office:value-type="float" office:value="12.38" calcext:value-type="float">
            <text:p>12.38</text:p>
          </table:table-cell>
          <table:table-cell table:number-columns-repeated="4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6]-[.C66]*2-[.D66]" office:value-type="float" office:value="83.52" calcext:value-type="float">
            <text:p>83.52</text:p>
          </table:table-cell>
          <table:table-cell office:value-type="float" office:value="265" calcext:value-type="float">
            <text:p>265</text:p>
          </table:table-cell>
          <table:table-cell table:formula="of:=&quot;3x&quot; &amp; [.A66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6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table:formula="of:=[.F66]/1000" office:value-type="float" office:value="0.265" calcext:value-type="float">
            <text:p>0.265</text:p>
          </table:table-cell>
          <table:table-cell table:style-name="ce2" office:value-type="string" calcext:value-type="string">
            <text:p>Under Ground</text:p>
          </table:table-cell>
          <table:table-cell table:formula="of:=ROUND([.J66]+1.1*138*(1+0.003*20)/(3.14*[.E66]*[.D66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66]*[.D66]/1000;2)" office:value-type="float" office:value="13.01" calcext:value-type="float">
            <text:p>13.01</text:p>
          </table:table-cell>
          <table:table-cell table:number-columns-repeated="4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7]-[.C67]*2-[.D67]" office:value-type="float" office:value="87.2" calcext:value-type="float">
            <text:p>87.2</text:p>
          </table:table-cell>
          <table:table-cell office:value-type="float" office:value="300" calcext:value-type="float">
            <text:p>300</text:p>
          </table:table-cell>
          <table:table-cell table:formula="of:=&quot;3x&quot; &amp; [.A67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7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formula="of:=[.F67]/1000" office:value-type="float" office:value="0.3" calcext:value-type="float">
            <text:p>0.3</text:p>
          </table:table-cell>
          <table:table-cell table:style-name="ce2" office:value-type="string" calcext:value-type="string">
            <text:p>Under Ground</text:p>
          </table:table-cell>
          <table:table-cell table:formula="of:=ROUND([.J67]+1.1*138*(1+0.003*20)/(3.14*[.E67]*[.D67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67]*[.D67]/1000;2)" office:value-type="float" office:value="13.58" calcext:value-type="float">
            <text:p>13.58</text:p>
          </table:table-cell>
          <table:table-cell table:number-columns-repeated="46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8]-[.C68]*2-[.D68]" office:value-type="float" office:value="90.2" calcext:value-type="float">
            <text:p>90.2</text:p>
          </table:table-cell>
          <table:table-cell office:value-type="float" office:value="340" calcext:value-type="float">
            <text:p>340</text:p>
          </table:table-cell>
          <table:table-cell table:formula="of:=&quot;3x&quot; &amp; [.A68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8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formula="of:=[.F68]/1000" office:value-type="float" office:value="0.34" calcext:value-type="float">
            <text:p>0.34</text:p>
          </table:table-cell>
          <table:table-cell table:style-name="ce2" office:value-type="string" calcext:value-type="string">
            <text:p>Under Ground</text:p>
          </table:table-cell>
          <table:table-cell table:formula="of:=ROUND([.J68]+1.1*138*(1+0.003*20)/(3.14*[.E68]*[.D68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68]*[.D68]/1000;2)" office:value-type="float" office:value="14.05" calcext:value-type="float">
            <text:p>14.05</text:p>
          </table:table-cell>
          <table:table-cell table:number-columns-repeated="46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9]-[.C69]*2-[.D69]" office:value-type="float" office:value="96.2" calcext:value-type="float">
            <text:p>96.2</text:p>
          </table:table-cell>
          <table:table-cell office:value-type="float" office:value="400" calcext:value-type="float">
            <text:p>400</text:p>
          </table:table-cell>
          <table:table-cell table:formula="of:=&quot;3x&quot; &amp; [.A69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9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formula="of:=[.F69]/1000" office:value-type="float" office:value="0.4" calcext:value-type="float">
            <text:p>0.4</text:p>
          </table:table-cell>
          <table:table-cell table:style-name="ce2" office:value-type="string" calcext:value-type="string">
            <text:p>Under Ground</text:p>
          </table:table-cell>
          <table:table-cell table:formula="of:=ROUND([.J69]+1.1*138*(1+0.003*20)/(3.14*[.E69]*[.D69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69]*[.D69]/1000;2)" office:value-type="float" office:value="14.98" calcext:value-type="float">
            <text:p>14.98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70]-[.C70]*2-[.D70]" office:value-type="float" office:value="99.2" calcext:value-type="float">
            <text:p>99.2</text:p>
          </table:table-cell>
          <table:table-cell office:value-type="float" office:value="455" calcext:value-type="float">
            <text:p>455</text:p>
          </table:table-cell>
          <table:table-cell table:formula="of:=&quot;3x&quot; &amp; [.A70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70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70]/1000" office:value-type="float" office:value="0.455" calcext:value-type="float">
            <text:p>0.455</text:p>
          </table:table-cell>
          <table:table-cell table:style-name="ce2" office:value-type="string" calcext:value-type="string">
            <text:p>Under Ground</text:p>
          </table:table-cell>
          <table:table-cell table:formula="of:=ROUND([.J70]+1.1*138*(1+0.003*20)/(3.14*[.E70]*[.D70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70]*[.D70]/1000;2)" office:value-type="float" office:value="15.45" calcext:value-type="float">
            <text:p>15.45</text:p>
          </table:table-cell>
          <table:table-cell table:number-columns-repeated="4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71]-[.C71]*2-[.D71]" office:value-type="float" office:value="58.48" calcext:value-type="float">
            <text:p>58.48</text:p>
          </table:table-cell>
          <table:table-cell office:value-type="float" office:value="165" calcext:value-type="float">
            <text:p>165</text:p>
          </table:table-cell>
          <table:table-cell table:formula="of:=&quot;3x&quot; &amp; [.A71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1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formula="of:=[.F71]/1000" office:value-type="float" office:value="0.165" calcext:value-type="float">
            <text:p>0.165</text:p>
          </table:table-cell>
          <table:table-cell table:style-name="ce2" office:value-type="string" calcext:value-type="string">
            <text:p>Under Ground</text:p>
          </table:table-cell>
          <table:table-cell table:formula="of:=ROUND([.J71]+1.1*138*(1+0.003*20)/(3.14*[.E71]*[.D71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71]*[.D71]/1000;2)" office:value-type="float" office:value="9.11" calcext:value-type="float">
            <text:p>9.11</text:p>
          </table:table-cell>
          <table:table-cell table:number-columns-repeated="4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2]-[.C72]*2-[.D72]" office:value-type="float" office:value="62.16" calcext:value-type="float">
            <text:p>62.16</text:p>
          </table:table-cell>
          <table:table-cell office:value-type="float" office:value="190" calcext:value-type="float">
            <text:p>190</text:p>
          </table:table-cell>
          <table:table-cell table:formula="of:=&quot;3x&quot; &amp; [.A72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2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72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72]+1.1*138*(1+0.003*20)/(3.14*[.E72]*[.D72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72]*[.D72]/1000;2)" office:value-type="float" office:value="9.68" calcext:value-type="float">
            <text:p>9.68</text:p>
          </table:table-cell>
          <table:table-cell table:number-columns-repeated="4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3]-[.C73]*2-[.D73]" office:value-type="float" office:value="65.16" calcext:value-type="float">
            <text:p>65.16</text:p>
          </table:table-cell>
          <table:table-cell office:value-type="float" office:value="210" calcext:value-type="float">
            <text:p>210</text:p>
          </table:table-cell>
          <table:table-cell table:formula="of:=&quot;3x&quot; &amp; [.A73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3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[.F73]/1000" office:value-type="float" office:value="0.21" calcext:value-type="float">
            <text:p>0.21</text:p>
          </table:table-cell>
          <table:table-cell table:style-name="ce2" office:value-type="string" calcext:value-type="string">
            <text:p>Under Ground</text:p>
          </table:table-cell>
          <table:table-cell table:formula="of:=ROUND([.J73]+1.1*138*(1+0.003*20)/(3.14*[.E73]*[.D73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73]*[.D73]/1000;2)" office:value-type="float" office:value="10.15" calcext:value-type="float">
            <text:p>10.15</text:p>
          </table:table-cell>
          <table:table-cell table:number-columns-repeated="4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4]-[.C74]*2-[.D74]" office:value-type="float" office:value="68.84" calcext:value-type="float">
            <text:p>68.84</text:p>
          </table:table-cell>
          <table:table-cell office:value-type="float" office:value="240" calcext:value-type="float">
            <text:p>240</text:p>
          </table:table-cell>
          <table:table-cell table:formula="of:=&quot;3x&quot; &amp; [.A74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4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table:formula="of:=[.F74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74]+1.1*138*(1+0.003*20)/(3.14*[.E74]*[.D74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74]*[.D74]/1000;2)" office:value-type="float" office:value="10.72" calcext:value-type="float">
            <text:p>10.72</text:p>
          </table:table-cell>
          <table:table-cell table:number-columns-repeated="4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75]-[.C75]*2-[.D75]" office:value-type="float" office:value="74.52" calcext:value-type="float">
            <text:p>74.52</text:p>
          </table:table-cell>
          <table:table-cell office:value-type="float" office:value="275" calcext:value-type="float">
            <text:p>275</text:p>
          </table:table-cell>
          <table:table-cell table:formula="of:=&quot;3x&quot; &amp; [.A75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5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table:formula="of:=[.F75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75]+1.1*138*(1+0.003*20)/(3.14*[.E75]*[.D75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75]*[.D75]/1000;2)" office:value-type="float" office:value="11.61" calcext:value-type="float">
            <text:p>11.61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76]-[.C76]*2-[.D76]" office:value-type="float" office:value="78.2" calcext:value-type="float">
            <text:p>78.2</text:p>
          </table:table-cell>
          <table:table-cell office:value-type="float" office:value="310" calcext:value-type="float">
            <text:p>310</text:p>
          </table:table-cell>
          <table:table-cell table:formula="of:=&quot;3x&quot; &amp; [.A76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6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formula="of:=[.F76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76]+1.1*138*(1+0.003*20)/(3.14*[.E76]*[.D76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76]*[.D76]/1000;2)" office:value-type="float" office:value="12.18" calcext:value-type="float">
            <text:p>12.18</text:p>
          </table:table-cell>
          <table:table-cell table:number-columns-repeated="4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7]-[.C77]*2-[.D77]" office:value-type="float" office:value="66.16" calcext:value-type="float">
            <text:p>66.16</text:p>
          </table:table-cell>
          <table:table-cell office:value-type="float" office:value="170" calcext:value-type="float">
            <text:p>170</text:p>
          </table:table-cell>
          <table:table-cell table:formula="of:=&quot;3x&quot; &amp; [.A77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7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[.F77]/1000" office:value-type="float" office:value="0.17" calcext:value-type="float">
            <text:p>0.17</text:p>
          </table:table-cell>
          <table:table-cell table:style-name="ce2" office:value-type="string" calcext:value-type="string">
            <text:p>Under Ground</text:p>
          </table:table-cell>
          <table:table-cell table:formula="of:=ROUND([.J77]+1.1*138*(1+0.003*20)/(3.14*[.E77]*[.D77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77]*[.D77]/1000;2)" office:value-type="float" office:value="10.3" calcext:value-type="float">
            <text:p>10.3</text:p>
          </table:table-cell>
          <table:table-cell table:number-columns-repeated="4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8]-[.C78]*2-[.D78]" office:value-type="float" office:value="68.84" calcext:value-type="float">
            <text:p>68.84</text:p>
          </table:table-cell>
          <table:table-cell office:value-type="float" office:value="190" calcext:value-type="float">
            <text:p>190</text:p>
          </table:table-cell>
          <table:table-cell table:formula="of:=&quot;3x&quot; &amp; [.A78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8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table:formula="of:=[.F78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78]+1.1*138*(1+0.003*20)/(3.14*[.E78]*[.D78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78]*[.D78]/1000;2)" office:value-type="float" office:value="10.72" calcext:value-type="float">
            <text:p>10.72</text:p>
          </table:table-cell>
          <table:table-cell table:number-columns-repeated="4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9]-[.C79]*2-[.D79]" office:value-type="float" office:value="71.84" calcext:value-type="float">
            <text:p>71.84</text:p>
          </table:table-cell>
          <table:table-cell office:value-type="float" office:value="215" calcext:value-type="float">
            <text:p>215</text:p>
          </table:table-cell>
          <table:table-cell table:formula="of:=&quot;3x&quot; &amp; [.A79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9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79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79]+1.1*138*(1+0.003*20)/(3.14*[.E79]*[.D79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79]*[.D79]/1000;2)" office:value-type="float" office:value="11.19" calcext:value-type="float">
            <text:p>11.19</text:p>
          </table:table-cell>
          <table:table-cell table:number-columns-repeated="4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0]-[.C80]*2-[.D80]" office:value-type="float" office:value="76.52" calcext:value-type="float">
            <text:p>76.52</text:p>
          </table:table-cell>
          <table:table-cell office:value-type="float" office:value="240" calcext:value-type="float">
            <text:p>240</text:p>
          </table:table-cell>
          <table:table-cell table:formula="of:=&quot;3x&quot; &amp; [.A80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0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[.F80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80]+1.1*138*(1+0.003*20)/(3.14*[.E80]*[.D80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80]*[.D80]/1000;2)" office:value-type="float" office:value="11.92" calcext:value-type="float">
            <text:p>11.92</text:p>
          </table:table-cell>
          <table:table-cell table:number-columns-repeated="4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1]-[.C81]*2-[.D81]" office:value-type="float" office:value="83.2" calcext:value-type="float">
            <text:p>83.2</text:p>
          </table:table-cell>
          <table:table-cell office:value-type="float" office:value="275" calcext:value-type="float">
            <text:p>275</text:p>
          </table:table-cell>
          <table:table-cell table:formula="of:=&quot;3x&quot; &amp; [.A81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1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table:formula="of:=[.F81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81]+1.1*138*(1+0.003*20)/(3.14*[.E81]*[.D81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81]*[.D81]/1000;2)" office:value-type="float" office:value="12.96" calcext:value-type="float">
            <text:p>12.96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2]-[.C82]*2-[.D82]" office:value-type="float" office:value="86.2" calcext:value-type="float">
            <text:p>86.2</text:p>
          </table:table-cell>
          <table:table-cell office:value-type="float" office:value="310" calcext:value-type="float">
            <text:p>310</text:p>
          </table:table-cell>
          <table:table-cell table:formula="of:=&quot;3x&quot; &amp; [.A82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2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F82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82]+1.1*138*(1+0.003*20)/(3.14*[.E82]*[.D82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82]*[.D82]/1000;2)" office:value-type="float" office:value="13.43" calcext:value-type="float">
            <text:p>13.43</text:p>
          </table:table-cell>
          <table:table-cell table:number-columns-repeated="4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3]-[.C83]*2-[.D83]" office:value-type="float" office:value="79.52" calcext:value-type="float">
            <text:p>79.52</text:p>
          </table:table-cell>
          <table:table-cell office:value-type="float" office:value="170" calcext:value-type="float">
            <text:p>170</text:p>
          </table:table-cell>
          <table:table-cell table:formula="of:=&quot;3x&quot; &amp; [.A83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3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formula="of:=[.F83]/1000" office:value-type="float" office:value="0.17" calcext:value-type="float">
            <text:p>0.17</text:p>
          </table:table-cell>
          <table:table-cell table:style-name="ce2" office:value-type="string" calcext:value-type="string">
            <text:p>Under Ground</text:p>
          </table:table-cell>
          <table:table-cell table:formula="of:=ROUND([.J83]+1.1*138*(1+0.003*20)/(3.14*[.E83]*[.D83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83]*[.D83]/1000;2)" office:value-type="float" office:value="12.38" calcext:value-type="float">
            <text:p>12.38</text:p>
          </table:table-cell>
          <table:table-cell table:number-columns-repeated="4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4]-[.C84]*2-[.D84]" office:value-type="float" office:value="83.52" calcext:value-type="float">
            <text:p>83.52</text:p>
          </table:table-cell>
          <table:table-cell office:value-type="float" office:value="190" calcext:value-type="float">
            <text:p>190</text:p>
          </table:table-cell>
          <table:table-cell table:formula="of:=&quot;3x&quot; &amp; [.A84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4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table:formula="of:=[.F84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84]+1.1*138*(1+0.003*20)/(3.14*[.E84]*[.D84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84]*[.D84]/1000;2)" office:value-type="float" office:value="13.01" calcext:value-type="float">
            <text:p>13.01</text:p>
          </table:table-cell>
          <table:table-cell table:number-columns-repeated="4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5]-[.C85]*2-[.D85]" office:value-type="float" office:value="87.2" calcext:value-type="float">
            <text:p>87.2</text:p>
          </table:table-cell>
          <table:table-cell office:value-type="float" office:value="215" calcext:value-type="float">
            <text:p>215</text:p>
          </table:table-cell>
          <table:table-cell table:formula="of:=&quot;3x&quot; &amp; [.A85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5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formula="of:=[.F85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85]+1.1*138*(1+0.003*20)/(3.14*[.E85]*[.D85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85]*[.D85]/1000;2)" office:value-type="float" office:value="13.58" calcext:value-type="float">
            <text:p>13.58</text:p>
          </table:table-cell>
          <table:table-cell table:number-columns-repeated="46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6]-[.C86]*2-[.D86]" office:value-type="float" office:value="90.2" calcext:value-type="float">
            <text:p>90.2</text:p>
          </table:table-cell>
          <table:table-cell office:value-type="float" office:value="240" calcext:value-type="float">
            <text:p>240</text:p>
          </table:table-cell>
          <table:table-cell table:formula="of:=&quot;3x&quot; &amp; [.A86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6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formula="of:=[.F86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86]+1.1*138*(1+0.003*20)/(3.14*[.E86]*[.D86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86]*[.D86]/1000;2)" office:value-type="float" office:value="14.05" calcext:value-type="float">
            <text:p>14.05</text:p>
          </table:table-cell>
          <table:table-cell table:number-columns-repeated="46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7]-[.C87]*2-[.D87]" office:value-type="float" office:value="96.2" calcext:value-type="float">
            <text:p>96.2</text:p>
          </table:table-cell>
          <table:table-cell office:value-type="float" office:value="275" calcext:value-type="float">
            <text:p>275</text:p>
          </table:table-cell>
          <table:table-cell table:formula="of:=&quot;3x&quot; &amp; [.A87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7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formula="of:=[.F87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87]+1.1*138*(1+0.003*20)/(3.14*[.E87]*[.D87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87]*[.D87]/1000;2)" office:value-type="float" office:value="14.98" calcext:value-type="float">
            <text:p>14.98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8]-[.C88]*2-[.D88]" office:value-type="float" office:value="99.2" calcext:value-type="float">
            <text:p>99.2</text:p>
          </table:table-cell>
          <table:table-cell office:value-type="float" office:value="310" calcext:value-type="float">
            <text:p>310</text:p>
          </table:table-cell>
          <table:table-cell table:formula="of:=&quot;3x&quot; &amp; [.A88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8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88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88]+1.1*138*(1+0.003*20)/(3.14*[.E88]*[.D88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88]*[.D88]/1000;2)" office:value-type="float" office:value="15.45" calcext:value-type="float">
            <text:p>15.45</text:p>
          </table:table-cell>
          <table:table-cell table:number-columns-repeated="4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89]-[.C89]*2-[.D89]" office:value-type="float" office:value="58.48" calcext:value-type="float">
            <text:p>58.48</text:p>
          </table:table-cell>
          <table:table-cell office:value-type="float" office:value="190" calcext:value-type="float">
            <text:p>190</text:p>
          </table:table-cell>
          <table:table-cell table:formula="of:=&quot;3x&quot; &amp; [.A89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89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formula="of:=[.F89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89]+1.1*138*(1+0.003*20)/(3.14*[.E89]*[.D89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89]*[.D89]/1000;2)" office:value-type="float" office:value="9.11" calcext:value-type="float">
            <text:p>9.11</text:p>
          </table:table-cell>
          <table:table-cell table:number-columns-repeated="4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0]-[.C90]*2-[.D90]" office:value-type="float" office:value="62.16" calcext:value-type="float">
            <text:p>62.16</text:p>
          </table:table-cell>
          <table:table-cell office:value-type="float" office:value="220" calcext:value-type="float">
            <text:p>220</text:p>
          </table:table-cell>
          <table:table-cell table:formula="of:=&quot;3x&quot; &amp; [.A90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0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90]/1000" office:value-type="float" office:value="0.22" calcext:value-type="float">
            <text:p>0.22</text:p>
          </table:table-cell>
          <table:table-cell table:style-name="ce2" office:value-type="string" calcext:value-type="string">
            <text:p>Under Ground</text:p>
          </table:table-cell>
          <table:table-cell table:formula="of:=ROUND([.J90]+1.1*138*(1+0.003*20)/(3.14*[.E90]*[.D90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90]*[.D90]/1000;2)" office:value-type="float" office:value="9.68" calcext:value-type="float">
            <text:p>9.68</text:p>
          </table:table-cell>
          <table:table-cell table:number-columns-repeated="4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1]-[.C91]*2-[.D91]" office:value-type="float" office:value="65.16" calcext:value-type="float">
            <text:p>65.16</text:p>
          </table:table-cell>
          <table:table-cell office:value-type="float" office:value="245" calcext:value-type="float">
            <text:p>245</text:p>
          </table:table-cell>
          <table:table-cell table:formula="of:=&quot;3x&quot; &amp; [.A91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1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[.F91]/1000" office:value-type="float" office:value="0.245" calcext:value-type="float">
            <text:p>0.245</text:p>
          </table:table-cell>
          <table:table-cell table:style-name="ce2" office:value-type="string" calcext:value-type="string">
            <text:p>Under Ground</text:p>
          </table:table-cell>
          <table:table-cell table:formula="of:=ROUND([.J91]+1.1*138*(1+0.003*20)/(3.14*[.E91]*[.D91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91]*[.D91]/1000;2)" office:value-type="float" office:value="10.15" calcext:value-type="float">
            <text:p>10.15</text:p>
          </table:table-cell>
          <table:table-cell table:number-columns-repeated="4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2]-[.C92]*2-[.D92]" office:value-type="float" office:value="68.84" calcext:value-type="float">
            <text:p>68.84</text:p>
          </table:table-cell>
          <table:table-cell office:value-type="float" office:value="275" calcext:value-type="float">
            <text:p>275</text:p>
          </table:table-cell>
          <table:table-cell table:formula="of:=&quot;3x&quot; &amp; [.A92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2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table:formula="of:=[.F92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92]+1.1*138*(1+0.003*20)/(3.14*[.E92]*[.D92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92]*[.D92]/1000;2)" office:value-type="float" office:value="10.72" calcext:value-type="float">
            <text:p>10.72</text:p>
          </table:table-cell>
          <table:table-cell table:number-columns-repeated="4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93]-[.C93]*2-[.D93]" office:value-type="float" office:value="74.52" calcext:value-type="float">
            <text:p>74.52</text:p>
          </table:table-cell>
          <table:table-cell office:value-type="float" office:value="315" calcext:value-type="float">
            <text:p>315</text:p>
          </table:table-cell>
          <table:table-cell table:formula="of:=&quot;3x&quot; &amp; [.A93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3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table:formula="of:=[.F93]/1000" office:value-type="float" office:value="0.315" calcext:value-type="float">
            <text:p>0.315</text:p>
          </table:table-cell>
          <table:table-cell table:style-name="ce2" office:value-type="string" calcext:value-type="string">
            <text:p>Under Ground</text:p>
          </table:table-cell>
          <table:table-cell table:formula="of:=ROUND([.J93]+1.1*138*(1+0.003*20)/(3.14*[.E93]*[.D93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93]*[.D93]/1000;2)" office:value-type="float" office:value="11.61" calcext:value-type="float">
            <text:p>11.61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94]-[.C94]*2-[.D94]" office:value-type="float" office:value="78.2" calcext:value-type="float">
            <text:p>78.2</text:p>
          </table:table-cell>
          <table:table-cell office:value-type="float" office:value="355" calcext:value-type="float">
            <text:p>355</text:p>
          </table:table-cell>
          <table:table-cell table:formula="of:=&quot;3x&quot; &amp; [.A94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4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formula="of:=[.F94]/1000" office:value-type="float" office:value="0.355" calcext:value-type="float">
            <text:p>0.355</text:p>
          </table:table-cell>
          <table:table-cell table:style-name="ce2" office:value-type="string" calcext:value-type="string">
            <text:p>Under Ground</text:p>
          </table:table-cell>
          <table:table-cell table:formula="of:=ROUND([.J94]+1.1*138*(1+0.003*20)/(3.14*[.E94]*[.D94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94]*[.D94]/1000;2)" office:value-type="float" office:value="12.18" calcext:value-type="float">
            <text:p>12.18</text:p>
          </table:table-cell>
          <table:table-cell table:number-columns-repeated="4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5]-[.C95]*2-[.D95]" office:value-type="float" office:value="66.16" calcext:value-type="float">
            <text:p>66.16</text:p>
          </table:table-cell>
          <table:table-cell office:value-type="float" office:value="190" calcext:value-type="float">
            <text:p>190</text:p>
          </table:table-cell>
          <table:table-cell table:formula="of:=&quot;3x&quot; &amp; [.A95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5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[.F95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95]+1.1*138*(1+0.003*20)/(3.14*[.E95]*[.D95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95]*[.D95]/1000;2)" office:value-type="float" office:value="10.3" calcext:value-type="float">
            <text:p>10.3</text:p>
          </table:table-cell>
          <table:table-cell table:number-columns-repeated="4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6]-[.C96]*2-[.D96]" office:value-type="float" office:value="68.84" calcext:value-type="float">
            <text:p>68.84</text:p>
          </table:table-cell>
          <table:table-cell office:value-type="float" office:value="215" calcext:value-type="float">
            <text:p>215</text:p>
          </table:table-cell>
          <table:table-cell table:formula="of:=&quot;3x&quot; &amp; [.A96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6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table:formula="of:=[.F96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96]+1.1*138*(1+0.003*20)/(3.14*[.E96]*[.D96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96]*[.D96]/1000;2)" office:value-type="float" office:value="10.72" calcext:value-type="float">
            <text:p>10.72</text:p>
          </table:table-cell>
          <table:table-cell table:number-columns-repeated="4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7]-[.C97]*2-[.D97]" office:value-type="float" office:value="71.84" calcext:value-type="float">
            <text:p>71.84</text:p>
          </table:table-cell>
          <table:table-cell office:value-type="float" office:value="240" calcext:value-type="float">
            <text:p>240</text:p>
          </table:table-cell>
          <table:table-cell table:formula="of:=&quot;3x&quot; &amp; [.A97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7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97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97]+1.1*138*(1+0.003*20)/(3.14*[.E97]*[.D97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97]*[.D97]/1000;2)" office:value-type="float" office:value="11.19" calcext:value-type="float">
            <text:p>11.19</text:p>
          </table:table-cell>
          <table:table-cell table:number-columns-repeated="46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98]-[.C98]*2-[.D98]" office:value-type="float" office:value="76.52" calcext:value-type="float">
            <text:p>76.52</text:p>
          </table:table-cell>
          <table:table-cell office:value-type="float" office:value="270" calcext:value-type="float">
            <text:p>270</text:p>
          </table:table-cell>
          <table:table-cell table:formula="of:=&quot;3x&quot; &amp; [.A98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8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[.F98]/1000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formula="of:=ROUND([.J98]+1.1*138*(1+0.003*20)/(3.14*[.E98]*[.D98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98]*[.D98]/1000;2)" office:value-type="float" office:value="11.92" calcext:value-type="float">
            <text:p>11.92</text:p>
          </table:table-cell>
          <table:table-cell table:number-columns-repeated="4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99]-[.C99]*2-[.D99]" office:value-type="float" office:value="83.2" calcext:value-type="float">
            <text:p>83.2</text:p>
          </table:table-cell>
          <table:table-cell office:value-type="float" office:value="310" calcext:value-type="float">
            <text:p>310</text:p>
          </table:table-cell>
          <table:table-cell table:formula="of:=&quot;3x&quot; &amp; [.A99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9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table:formula="of:=[.F99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99]+1.1*138*(1+0.003*20)/(3.14*[.E99]*[.D99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99]*[.D99]/1000;2)" office:value-type="float" office:value="12.96" calcext:value-type="float">
            <text:p>12.96</text:p>
          </table:table-cell>
          <table:table-cell table:number-columns-repeated="4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0]-[.C100]*2-[.D100]" office:value-type="float" office:value="86.2" calcext:value-type="float">
            <text:p>86.2</text:p>
          </table:table-cell>
          <table:table-cell office:value-type="float" office:value="350" calcext:value-type="float">
            <text:p>350</text:p>
          </table:table-cell>
          <table:table-cell table:formula="of:=&quot;3x&quot; &amp; [.A100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0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F100]/1000" office:value-type="float" office:value="0.35" calcext:value-type="float">
            <text:p>0.35</text:p>
          </table:table-cell>
          <table:table-cell table:style-name="ce2" office:value-type="string" calcext:value-type="string">
            <text:p>Under Ground</text:p>
          </table:table-cell>
          <table:table-cell table:formula="of:=ROUND([.J100]+1.1*138*(1+0.003*20)/(3.14*[.E100]*[.D100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100]*[.D100]/1000;2)" office:value-type="float" office:value="13.43" calcext:value-type="float">
            <text:p>13.43</text:p>
          </table:table-cell>
          <table:table-cell table:number-columns-repeated="4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101]-[.C101]*2-[.D101]" office:value-type="float" office:value="79.52" calcext:value-type="float">
            <text:p>79.52</text:p>
          </table:table-cell>
          <table:table-cell office:value-type="float" office:value="190" calcext:value-type="float">
            <text:p>190</text:p>
          </table:table-cell>
          <table:table-cell table:formula="of:=&quot;3x&quot; &amp; [.A101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1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formula="of:=[.F101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101]+1.1*138*(1+0.003*20)/(3.14*[.E101]*[.D101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101]*[.D101]/1000;2)" office:value-type="float" office:value="12.38" calcext:value-type="float">
            <text:p>12.38</text:p>
          </table:table-cell>
          <table:table-cell table:number-columns-repeated="4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102]-[.C102]*2-[.D102]" office:value-type="float" office:value="83.52" calcext:value-type="float">
            <text:p>83.52</text:p>
          </table:table-cell>
          <table:table-cell office:value-type="float" office:value="215" calcext:value-type="float">
            <text:p>215</text:p>
          </table:table-cell>
          <table:table-cell table:formula="of:=&quot;3x&quot; &amp; [.A102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2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table:formula="of:=[.F102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102]+1.1*138*(1+0.003*20)/(3.14*[.E102]*[.D102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102]*[.D102]/1000;2)" office:value-type="float" office:value="13.01" calcext:value-type="float">
            <text:p>13.01</text:p>
          </table:table-cell>
          <table:table-cell table:number-columns-repeated="46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3]-[.C103]*2-[.D103]" office:value-type="float" office:value="87.2" calcext:value-type="float">
            <text:p>87.2</text:p>
          </table:table-cell>
          <table:table-cell office:value-type="float" office:value="240" calcext:value-type="float">
            <text:p>240</text:p>
          </table:table-cell>
          <table:table-cell table:formula="of:=&quot;3x&quot; &amp; [.A103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3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formula="of:=[.F103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103]+1.1*138*(1+0.003*20)/(3.14*[.E103]*[.D103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103]*[.D103]/1000;2)" office:value-type="float" office:value="13.58" calcext:value-type="float">
            <text:p>13.58</text:p>
          </table:table-cell>
          <table:table-cell table:number-columns-repeated="46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4]-[.C104]*2-[.D104]" office:value-type="float" office:value="90.2" calcext:value-type="float">
            <text:p>90.2</text:p>
          </table:table-cell>
          <table:table-cell office:value-type="float" office:value="270" calcext:value-type="float">
            <text:p>270</text:p>
          </table:table-cell>
          <table:table-cell table:formula="of:=&quot;3x&quot; &amp; [.A104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4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formula="of:=[.F104]/1000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formula="of:=ROUND([.J104]+1.1*138*(1+0.003*20)/(3.14*[.E104]*[.D104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104]*[.D104]/1000;2)" office:value-type="float" office:value="14.05" calcext:value-type="float">
            <text:p>14.05</text:p>
          </table:table-cell>
          <table:table-cell table:number-columns-repeated="46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5]-[.C105]*2-[.D105]" office:value-type="float" office:value="96.2" calcext:value-type="float">
            <text:p>96.2</text:p>
          </table:table-cell>
          <table:table-cell office:value-type="float" office:value="310" calcext:value-type="float">
            <text:p>310</text:p>
          </table:table-cell>
          <table:table-cell table:formula="of:=&quot;3x&quot; &amp; [.A105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5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table:formula="of:=[.F105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105]+1.1*138*(1+0.003*20)/(3.14*[.E105]*[.D105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105]*[.D105]/1000;2)" office:value-type="float" office:value="14.98" calcext:value-type="float">
            <text:p>14.98</text:p>
          </table:table-cell>
          <table:table-cell table:number-columns-repeated="46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6]-[.C106]*2-[.D106]" office:value-type="float" office:value="99.2" calcext:value-type="float">
            <text:p>99.2</text:p>
          </table:table-cell>
          <table:table-cell office:value-type="float" office:value="350" calcext:value-type="float">
            <text:p>350</text:p>
          </table:table-cell>
          <table:table-cell table:formula="of:=&quot;3x&quot; &amp; [.A106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6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table:formula="of:=[.F106]/1000" office:value-type="float" office:value="0.35" calcext:value-type="float">
            <text:p>0.35</text:p>
          </table:table-cell>
          <table:table-cell table:style-name="ce2" office:value-type="string" calcext:value-type="string">
            <text:p>Under Ground</text:p>
          </table:table-cell>
          <table:table-cell table:formula="of:=ROUND([.J106]+1.1*138*(1+0.003*20)/(3.14*[.E106]*[.D106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106]*[.D106]/1000;2)" office:value-type="float" office:value="15.45" calcext:value-type="float">
            <text:p>15.45</text:p>
          </table:table-cell>
          <table:table-cell table:number-columns-repeated="46"/>
        </table:table-row>
        <table:table-row table:style-name="ro4" table:number-rows-repeated="104846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6:30:30.607857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40:04.051483510</meta:creation-date>
    <dc:date>2020-08-29T16:38:41.600602388</dc:date>
    <meta:editing-duration>PT6H46M49S</meta:editing-duration>
    <meta:editing-cycles>67</meta:editing-cycles>
    <meta:generator>LibreOffice/6.4.5.2$Linux_X86_64 LibreOffice_project/40$Build-2</meta:generator>
    <meta:document-statistic meta:table-count="1" meta:cell-count="1392" meta:object-count="0"/>
  </office:meta>
</office:document-meta>
</file>